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f2d" officeooo:paragraph-rsid="00003f2d"/>
    </style:style>
    <style:style style:name="P2" style:family="paragraph" style:parent-style-name="Standard">
      <style:text-properties fo:color="#ff0000" officeooo:rsid="00003f2d" officeooo:paragraph-rsid="00003f2d"/>
    </style:style>
    <style:style style:name="P3" style:family="paragraph" style:parent-style-name="Standard">
      <style:text-properties fo:color="#000000" officeooo:rsid="00023ead" officeooo:paragraph-rsid="00023ead"/>
    </style:style>
    <style:style style:name="P4" style:family="paragraph" style:parent-style-name="Standard">
      <style:text-properties fo:color="#000000" officeooo:rsid="00029538" officeooo:paragraph-rsid="00029538"/>
    </style:style>
    <style:style style:name="P5" style:family="paragraph" style:parent-style-name="Standard">
      <style:text-properties fo:color="#000000" officeooo:rsid="00029538" officeooo:paragraph-rsid="0007387e"/>
    </style:style>
    <style:style style:name="P6" style:family="paragraph" style:parent-style-name="Standard">
      <style:text-properties fo:color="#000000" officeooo:rsid="0004ab75" officeooo:paragraph-rsid="0004ab75"/>
    </style:style>
    <style:style style:name="P7" style:family="paragraph" style:parent-style-name="Standard">
      <style:text-properties fo:color="#000000" officeooo:rsid="00023ead" officeooo:paragraph-rsid="00023ead" fo:background-color="#ffff00"/>
    </style:style>
    <style:style style:name="P8" style:family="paragraph" style:parent-style-name="Standard">
      <style:text-properties fo:color="#000000" officeooo:rsid="00023ead" officeooo:paragraph-rsid="0007387e" fo:background-color="#ffff00"/>
    </style:style>
    <style:style style:name="P9" style:family="paragraph" style:parent-style-name="Standard">
      <style:text-properties fo:color="#0000ff" officeooo:rsid="00023ead" officeooo:paragraph-rsid="00023ead"/>
    </style:style>
    <style:style style:name="P10" style:family="paragraph" style:parent-style-name="Standard">
      <style:text-properties fo:color="#0000ff" officeooo:rsid="00003f2d" officeooo:paragraph-rsid="00003f2d"/>
    </style:style>
    <style:style style:name="P11" style:family="paragraph" style:parent-style-name="Standard">
      <style:text-properties officeooo:paragraph-rsid="00029538"/>
    </style:style>
    <style:style style:name="P12" style:family="paragraph" style:parent-style-name="Standard">
      <style:text-properties officeooo:paragraph-rsid="0004ab75"/>
    </style:style>
    <style:style style:name="P13" style:family="paragraph" style:parent-style-name="Standard">
      <style:text-properties officeooo:paragraph-rsid="00057ded"/>
    </style:style>
    <style:style style:name="P14" style:family="paragraph" style:parent-style-name="Standard">
      <style:text-properties officeooo:paragraph-rsid="0007387e"/>
    </style:style>
    <style:style style:name="P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29538"/>
    </style:style>
    <style:style style:name="P16" style:family="paragraph" style:parent-style-name="Standard">
      <style:text-properties officeooo:paragraph-rsid="000b2ae6"/>
    </style:style>
    <style:style style:name="T1" style:family="text">
      <style:text-properties fo:color="#0000ff" officeooo:rsid="00029538"/>
    </style:style>
    <style:style style:name="T2" style:family="text">
      <style:text-properties fo:color="#000000" officeooo:rsid="00029538"/>
    </style:style>
    <style:style style:name="T3" style:family="text">
      <style:text-properties fo:color="#000000" officeooo:rsid="00029538" fo:background-color="#ffff00" loext:char-shading-value="0"/>
    </style:style>
    <style:style style:name="T4" style:family="text">
      <style:text-properties fo:color="#000000" officeooo:rsid="00057ded"/>
    </style:style>
    <style:style style:name="T5" style:family="text">
      <style:text-properties fo:color="#000000" officeooo:rsid="0007387e"/>
    </style:style>
    <style:style style:name="T6" style:family="text">
      <style:text-properties fo:color="#000000" officeooo:rsid="000b2ae6"/>
    </style:style>
    <style:style style:name="T7" style:family="text">
      <style:text-properties officeooo:rsid="0004ab75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4ab75" fo:background-color="#ffff00" loext:char-shading-value="0"/>
    </style:style>
    <style:style style:name="T10" style:family="text">
      <style:text-properties officeooo:rsid="00029538" fo:background-color="#ffff00" loext:char-shading-value="0"/>
    </style:style>
    <style:style style:name="T11" style:family="text">
      <style:text-properties officeooo:rsid="000348e6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o a passo para conseguir acesso a pasta minix nas maquinas:</text:p>
      <text:p text:style-name="P1"/>
      <text:p text:style-name="P1">Primeiramente temos que baixar a imagem dos arquivos do sistema de nossa maquina, na maquina disponibilizada no drive isso foi feito seguindo os passos abaixo:</text:p>
      <text:p text:style-name="P1"/>
      <text:p text:style-name="P1">Verificamos qual a versão do kernel usada:</text:p>
      <text:p text:style-name="P1"><text:tab/>uname -a</text:p>
      <text:p text:style-name="P1"/>
      <text:p text:style-name="P1">depois buscamos na maquina qual seria a imagem dessa versão listando as imagens com o comando:</text:p>
      <text:p text:style-name="P1"><text:tab/>sudo apt-cache search linux-image</text:p>
      <text:p text:style-name="P1">procurando uma arquivo numerado com a mesma versão de kernel vista no comando anterior, copiar o nome desse arquivo.</text:p>
      <text:p text:style-name="P1"/>
      <text:p text:style-name="P1">Depois baixamos as imagens:</text:p>
      <text:p text:style-name="P1"><text:tab/>sudo apt-get source &lt;arquivo_copiado&gt;</text:p>
      <text:p text:style-name="P1"/>
      <text:p text:style-name="P1">dentro da pasta /usr/src foi criado uma pasta contendo todos os arquivos do kernel, encontrei o caminho para /fs/minix e copiei seus arquivos para nosso git.</text:p>
      <text:p text:style-name="P1"/>
      <text:p text:style-name="P2">QUEM ESTIVER COM A MAQUINA VIRTUAL COM O KERNEL 4.10.0-37 NÃO PRECISA EXECUTAR OS PASSOS ACIMA, APENAS PEGUE OS ARQUIVOS NO GIT COMPARTILHADO.</text:p>
      <text:p text:style-name="P2"/>
      <text:p text:style-name="P3">Continuação com explicação:</text:p>
      <text:p text:style-name="P3">devido ao fato do Ubuntu utilizar outro tipo de FS e nos queremos o minix, devemos criar um HD virtual montado em minix, para que dentro dele tudo seja gerado e tratado pelo minix.</text:p>
      <text:p text:style-name="P3">Segue os comandos de como foi feito no git compartilhado:</text:p>
      <text:p text:style-name="P3"/>
      <text:p text:style-name="P3">Primeiro criamos um arquivo simples onde será colocado o novo FS(ainda estou entendendo essa parte)</text:p>
      <text:p text:style-name="P3"/>
      <text:p text:style-name="P3">$ dd if=/dev/zero of=minix1.img bs=1k count=10000</text:p>
      <text:p text:style-name="P3"/>
      <text:p text:style-name="P9">isso fara surgir na pasta em que você abriu o terminel um arquivo mini1.img, portanto tome cuidado ao mexer no terminal para que ele estaja no local correto.</text:p>
      <text:p text:style-name="P10"/>
      <text:p text:style-name="P3">Depois criamos um device e o associamos com o arquivo criado:</text:p>
      <text:p text:style-name="P6"/>
      <text:p text:style-name="P7">$ <text:span text:style-name="T7">sudo </text:span>losetup /dev/loop1 ../ minix1.img <text:s/><text:span text:style-name="T7"><text:s/></text:span></text:p>
      <text:p text:style-name="P9">explicação dele no 3 link do pdf</text:p>
      <text:p text:style-name="P3"/>
      <text:p text:style-name="P3">com nosso arquivo agora como um bloco por causa do device que associamos podemos adicionar um FS no device:</text:p>
      <text:p text:style-name="P3"/>
      <text:p text:style-name="P3">$ mkfs.minix /dev/loop1</text:p>
      <text:p text:style-name="P9">muda o FS do device para minix</text:p>
      <text:p text:style-name="P3"/>
      <text:p text:style-name="P4">depois basta criar uma pasta e montala com o minix:</text:p>
      <text:p text:style-name="P4"/>
      <text:p text:style-name="P4"><text:span text:style-name="Source_20_Text"><text:span text:style-name="T8">$ mkdir texminix</text:span></text:span></text:p>
      <text:p text:style-name="P12"><text:span text:style-name="Source_20_Text"><text:span text:style-name="T8">$ </text:span></text:span><text:span text:style-name="Source_20_Text"><text:span text:style-name="T9">sudo </text:span></text:span><text:span text:style-name="Source_20_Text"><text:span text:style-name="T8">mount -t </text:span></text:span><text:span text:style-name="Source_20_Text"><text:span text:style-name="T10">minix</text:span></text:span><text:span text:style-name="Source_20_Text"><text:span text:style-name="T8"> /dev/loop</text:span></text:span><text:span text:style-name="Source_20_Text"><text:span text:style-name="T11">1 </text:span></text:span><text:span text:style-name="Source_20_Text"><text:span text:style-name="T3">texminix</text:span></text:span></text:p>
      <text:p text:style-name="P11"><text:soft-page-break/><text:span text:style-name="Source_20_Text"><text:span text:style-name="T1">ao final isso monstara uma pasta no device que será gerenciada pelo minix atual do kenel</text:span></text:span></text:p>
      <text:p text:style-name="P11"><text:span text:style-name="Source_20_Text"><text:span text:style-name="T1"/></text:span></text:p>
      <text:p text:style-name="P11"><text:span text:style-name="Source_20_Text"><text:span text:style-name="T2">O objetivo de nosso trabalho é modificar o minix de modo que ao criamos um arquivo dentro dessa pasta ele seja criando com uma criptografica API em conjunto.</text:span></text:span></text:p>
      <text:p text:style-name="P11"><text:span text:style-name="Source_20_Text"><text:span text:style-name="T2"/></text:span></text:p>
      <text:p text:style-name="P11"><text:span text:style-name="Source_20_Text"><text:span text:style-name="T2">Para modificar e mudar o minix atual utilizem a pasta do git minix, dentro dele depois de modificar os arquivos utilize os comandos:</text:span></text:span></text:p>
      <text:p text:style-name="P11"><text:span text:style-name="Source_20_Text"><text:span text:style-name="T2"/></text:span></text:p>
      <text:p text:style-name="P11"><text:span text:style-name="Source_20_Text"><text:span text:style-name="T2">$ make</text:span></text:span></text:p>
      <text:p text:style-name="P11"><text:span text:style-name="Source_20_Text"><text:span text:style-name="T2">$ insmod minix.ko</text:span></text:span></text:p>
      <text:p text:style-name="P11"><text:span text:style-name="Source_20_Text"><text:span text:style-name="T2"/></text:span></text:p>
      <text:p text:style-name="P11"><text:span text:style-name="Source_20_Text"><text:span text:style-name="T2">para criar alterar o minix atual, assim podemos testar nossas mudanças.</text:span></text:span></text:p>
      <text:p text:style-name="P11"><text:span text:style-name="Source_20_Text"><text:span text:style-name="T2"/></text:span></text:p>
      <text:p text:style-name="P11"><text:span text:style-name="Source_20_Text"><text:span text:style-name="T2">A pasta backup <text:s/>possui os mesmos itens da minix mas sem serem modificados, para que possamos retornar o minix a seu estado original para futuros testes ou caso de erro.</text:span></text:span></text:p>
      <text:p text:style-name="P15"><text:span text:style-name="Source_20_Text"><text:span text:style-name="T2"/></text:span></text:p>
      <text:p text:style-name="P16"><text:span text:style-name="Source_20_Text"><text:span text:style-name="T6">Copiar a pasta minix fora do PUC_SOB_PROJ2 para evitar a sobrescrição dos executáveis</text:span></text:span></text:p>
      <text:p text:style-name="P13"><text:span text:style-name="Source_20_Text"><text:span text:style-name="T4">cd minix</text:span></text:span></text:p>
      <text:p text:style-name="P13"><text:span text:style-name="Source_20_Text"><text:span text:style-name="T4">sudo </text:span></text:span><text:span text:style-name="Source_20_Text"><text:span text:style-name="T2">insmod minix.ko</text:span></text:span></text:p>
      <text:p text:style-name="P14"><text:span text:style-name="Source_20_Text"><text:span text:style-name="T5">cd ..</text:span></text:span></text:p>
      <text:p text:style-name="P8"><text:span text:style-name="Source_20_Text">$ </text:span><text:span text:style-name="Source_20_Text"><text:span text:style-name="T7">sudo </text:span></text:span><text:span text:style-name="Source_20_Text">losetup /dev/loop1 ../ minix1.img <text:s/></text:span><text:span text:style-name="Source_20_Text"><text:span text:style-name="T7"><text:s/></text:span></text:span></text:p>
      <text:p text:style-name="P5"><text:span text:style-name="Source_20_Text"><text:span text:style-name="T8">$ mkdir texminix</text:span></text:span></text:p>
      <text:p text:style-name="P8"><text:span text:style-name="Source_20_Text"><text:span text:style-name="T7">$ sudo mount -t minix /dev/loop1 texminix</text:span></text:span></text:p>
      <text:p text:style-name="P13"><text:span text:style-name="Source_20_Text"><text:span text:style-name="T3"/></text:span></text:p>
      <text:p text:style-name="P13"><text:span text:style-name="Source_20_Text"><text:span text:style-name="T4"/></text:span></text:p>
      <text:p text:style-name="P13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52:44.810481947</meta:creation-date>
    <dc:date>2017-10-31T16:10:02.444750991</dc:date>
    <meta:editing-duration>PT28M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459" meta:character-count="2711" meta:non-whitespace-character-count="2282"/>
  </office:meta>
</office:document-meta>
</file>